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/>
    <style:font-face style:name="Inter" svg:font-family="Inter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5">
      <text:list-level-style-number text:level="1" style:num-suffix="." style:num-list-format-name="NLF1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0416in" style:use-optimal-column-width="false"/>
    </style:style>
    <style:style style:name="TableColumn4" style:family="table-column">
      <style:table-column-properties style:column-width="5.1291in" style:use-optimal-column-width="false"/>
    </style:style>
    <style:style style:name="Table2" style:family="table">
      <style:table-properties style:width="6.1708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T22" style:parent-style-name="DefaultParagraphFont" style:family="text">
      <style:text-properties style:font-name="Inter" fo:color="#FFFFFF"/>
    </style:style>
    <style:style style:name="P23" style:parent-style-name="Textbody" style:family="paragraph"/>
    <style:style style:name="P24" style:parent-style-name="Textbody" style:family="paragraph"/>
    <style:style style:name="P25" style:parent-style-name="Textbody" style:family="paragraph"/>
    <style:style style:name="P26" style:parent-style-name="Textbody" style:family="paragraph"/>
    <style:style style:name="P27" style:parent-style-name="Textbody" style:family="paragraph"/>
    <style:style style:name="P28" style:parent-style-name="Textbody" style:family="paragraph"/>
    <style:style style:name="P29" style:parent-style-name="Textbody" style:family="paragraph"/>
    <style:style style:name="P30" style:parent-style-name="Textbody" style:family="paragraph"/>
    <style:style style:name="P31" style:parent-style-name="Textbody" style:family="paragraph"/>
    <style:style style:name="P32" style:parent-style-name="Textbody" style:family="paragraph"/>
    <style:style style:name="P33" style:parent-style-name="Textbody" style:family="paragraph"/>
    <style:style style:name="P34" style:parent-style-name="Textbody" style:family="paragraph"/>
    <style:style style:name="P35" style:parent-style-name="Textbody" style:family="paragraph"/>
    <style:style style:name="P36" style:parent-style-name="Textbody" style:family="paragraph"/>
    <style:style style:name="P37" style:parent-style-name="Textbody" style:family="paragraph"/>
    <style:style style:name="P38" style:parent-style-name="Textbody" style:family="paragraph"/>
    <style:style style:name="P39" style:parent-style-name="Standard" style:family="paragraph">
      <style:paragraph-properties fo:widows="2" fo:orphans="2"/>
    </style:style>
    <style:style style:name="T40" style:parent-style-name="DefaultParagraphFont" style:family="text">
      <style:text-properties style:font-name="Inter" fo:color="#FFFFFF"/>
    </style:style>
  </office:automatic-styles>
  <office:body>
    <office:text text:use-soft-page-breaks="true">
      <text:p text:style-name="P1">As a member of the Nautilus DevOps Team, your task is to perform the following:</text:p>
      <text:p text:style-name="Normal">Provision a Private RDS Instance: Create a new private RDS instance named nautilus-rds using a sandbox template, further it must be a db.t3.micro type instance.</text:p>
      <text:p text:style-name="Normal">Engine Configuration: Use the MySQL engine with version 8.4.x.</text:p>
      <text:p text:style-name="Normal">Enable Storage Autoscaling: Enable storage autoscaling and set the threshold value to 50GB. Keep the rest of the configurations as default.</text:p>
      <text:p text:style-name="Normal">Instance Availability: Ensure the instance is in the available state before submitting this task.</text:p>
      <text:p text:style-name="Normal"/>
      <text:p text:style-name="Normal">Use below given AWS Credentials: (You can run the showcreds command on aws-client host to retrieve these credentials)</text:p>
      <table:table table:style-name="Table2">
        <table:table-columns>
          <table:table-column table:style-name="TableColumn3"/>
          <table:table-column table:style-name="TableColumn4"/>
        </table:table-columns>
        <table:table-header-rows>
          <table:table-row table:style-name="TableRow5">
            <table:table-cell table:style-name="TableCell6">
              <text:p text:style-name="Normal"><text:bookmark-start text:name="console_url"/><text:bookmark-end text:name="console_url"/>Console URL<text:bookmark-start text:name="https://521645453977.signin.aws.amazon.c"/><text:bookmark-end text:name="https://521645453977.signin.aws.amazon.c"/></text:p>
            </table:table-cell>
            <table:table-cell table:style-name="TableCell7">
              <text:p text:style-name="Normal"><text:a xlink:href="https://521645453977.signin.aws.amazon.com/console?region=us-east-1" office:target-frame-name="_top" xlink:show="replace"><text:span text:style-name="Hyperlink">https://521645453977.signin.aws.amazon.com/console?region=us-east-1</text:span></text:a></text:p>
            </table:table-cell>
          </table:table-row>
        </table:table-header-rows>
        <table:table-row table:style-name="TableRow8">
          <table:table-cell table:style-name="TableCell9">
            <text:p text:style-name="Normal">Username</text:p>
          </table:table-cell>
          <table:table-cell table:style-name="TableCell10">
            <text:p text:style-name="Normal">kk_labs_user_537134</text:p>
          </table:table-cell>
        </table:table-row>
        <table:table-row table:style-name="TableRow11">
          <table:table-cell table:style-name="TableCell12">
            <text:p text:style-name="Normal">Password</text:p>
          </table:table-cell>
          <table:table-cell table:style-name="TableCell13">
            <text:p text:style-name="Normal">bo%Xze^!3kQ%</text:p>
          </table:table-cell>
        </table:table-row>
        <table:table-row table:style-name="TableRow14">
          <table:table-cell table:style-name="TableCell15">
            <text:p text:style-name="Normal">Start Time</text:p>
          </table:table-cell>
          <table:table-cell table:style-name="TableCell16">
            <text:p text:style-name="Normal">Sat Dec 27 06:37:21 UTC 2025</text:p>
          </table:table-cell>
        </table:table-row>
        <table:table-row table:style-name="TableRow17">
          <table:table-cell table:style-name="TableCell18">
            <text:p text:style-name="Normal">End Time</text:p>
          </table:table-cell>
          <table:table-cell table:style-name="TableCell19">
            <text:p text:style-name="Normal">Sat Dec 27 07:37:21 UTC 2025</text:p>
          </table:table-cell>
        </table:table-row>
      </table:table>
      <text:p text:style-name="Normal"><text:line-break/>Notes:</text:p>
      <text:p text:style-name="Normal">Create the resources only in us-east-1 region.</text:p>
      <text:p text:style-name="Normal">To display or hide the terminal of the AWS client machine, you can use the expand toggle button as shown below:</text:p>
      <text:p text:style-name="P20"/>
      <text:p text:style-name="P21">Solutions:-<text:s/></text:p>
      <text:p text:style-name="Normal"/>
      <text:p text:style-name="Normal">Step-by-step AWS console<text:span text:style-name="T22"><text:s/>setup for a private MySQL RDS (free tier)</text:span></text:p>
      <text:h text:style-name="Heading4" text:outline-level="4">Access and region</text:h>
      <text:list text:style-name="LFO3" text:continue-numbering="true">
        <text:list-item>
          <text:p text:style-name="P23"><text:span text:style-name="StrongEmphasis">Sign in:</text:span><text:s/>Use the provided console URL and credentials, then verify the region is us-east-1 in the top-right.</text:p>
        </text:list-item>
        <text:list-item>
          <text:p text:style-name="P24"><text:span text:style-name="StrongEmphasis">Open RDS:</text:span><text:s/>In the AWS console, go to Services &gt; RDS &gt; Databases, then click “Create database.”</text:p>
        </text:list-item>
      </text:list>
      <text:h text:style-name="Heading4" text:outline-level="4">Choose template and engine</text:h>
      <text:list text:style-name="LFO4" text:continue-numbering="true">
        <text:list-item>
          <text:p text:style-name="P25"><text:span text:style-name="StrongEmphasis">Creation method:</text:span><text:s/>Select “Standard create” to expose all options.</text:p>
        </text:list-item>
        <text:list-item>
          <text:p text:style-name="P26"><text:span text:style-name="StrongEmphasis">Template:</text:span><text:s/>Choose “Dev/Test (Sandbox)” or “Free tier” (whichever is available under Templates).</text:p>
        </text:list-item>
        <text:list-item>
          <text:p text:style-name="P27"><text:span text:style-name="StrongEmphasis">Engine type:</text:span><text:s/>Select “MySQL.”</text:p>
        </text:list-item>
        <text:list-item>
          <text:p text:style-name="P28"><text:span text:style-name="StrongEmphasis">Version:</text:span><text:s/>Pick “8.4.x” (e.g., 8.4.0). Confirm it’s an 8.4 release, not preview.</text:p>
        </text:list-item>
      </text:list>
      <text:h text:style-name="Heading4" text:outline-level="4">Settings and instance class</text:h>
      <text:list text:style-name="LFO5" text:continue-numbering="true">
        <text:list-item>
          <text:p text:style-name="P29"><text:span text:style-name="StrongEmphasis">DB instance identifier:</text:span><text:s/>Enter “nautilus-rds.”</text:p>
        </text:list-item>
        <text:list-item>
          <text:p text:style-name="P30"><text:span text:style-name="StrongEmphasis">Credentials:</text:span></text:p>
          <text:list text:continue-numbering="true">
            <text:list-item>
              <text:p text:style-name="P31"><text:span text:style-name="StrongEmphasis">Master username:</text:span><text:s/>admin</text:p>
            </text:list-item>
            <text:list-item>
              <text:p text:style-name="P32"><text:span text:style-name="StrongEmphasis">Master password:</text:span><text:s/>Set a strong password and store it securely (Secrets Manager recommended).</text:p>
            </text:list-item>
          </text:list>
        </text:list-item>
        <text:list-item>
          <text:p text:style-name="P33"><text:span text:style-name="StrongEmphasis">Instance class:</text:span></text:p>
          <text:list text:continue-numbering="true">
            <text:list-item>
              <text:p text:style-name="P34"><text:span text:style-name="StrongEmphasis">Selection:</text:span><text:s/>Choose “Burstable classes” &gt; “db.t3.micro.”</text:p>
            </text:list-item>
          </text:list>
        </text:list-item>
        <text:list-item>
          <text:p text:style-name="P35"><text:span text:style-name="StrongEmphasis">Storage:</text:span></text:p>
          <text:list text:continue-numbering="true">
            <text:list-item>
              <text:p text:style-name="P36"><text:span text:style-name="StrongEmphasis">Allocated storage:</text:span><text:s/>Keep default (e.g., 20 GiB).</text:p>
            </text:list-item>
            <text:list-item>
              <text:p text:style-name="P37"><text:span text:style-name="StrongEmphasis">Enable storage autoscaling:</text:span><text:s/>Check the box.</text:p>
            </text:list-item>
            <text:list-item>
              <text:p text:style-name="P38"><text:span text:style-name="StrongEmphasis">Maximum storage threshold:</text:span><text:s/>Set to 50 GiB.</text:p>
            </text:list-item>
          </text:list>
        </text:list-item>
      </text:list>
      <text:p text:style-name="P39"><text:span text:style-name="T40">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/>
    <style:font-face style:name="Inter" svg:font-family="Inter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>
        <style:background-fill draw:fill="solid"/>
      </style:paragraph-properties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text-properties style:font-name="Times New Roman" style:font-name-asian="MS Gothic"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text-properties style:font-name="Times New Roman" style:font-name-asian="MS Gothic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SourceText" style:display-name="Source Text" style:family="text">
      <style:text-properties style:font-name="Courier New" style:font-name-asian="MS PGothic" style:font-name-complex="Courier New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5">
      <text:list-level-style-number text:level="1" style:num-suffix="." style:num-list-format-name="NLF1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</number:num-list-format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omprakash jadhav</dc:creator>
    <meta:creation-date>2009-04-16T11:32:00Z</meta:creation-date>
    <dc:date>2026-01-17T14:23:00Z</dc:date>
    <meta:template xlink:href="Normal" xlink:type="simple"/>
    <meta:editing-cycles>12</meta:editing-cycles>
    <meta:editing-duration>PT240S</meta:editing-duration>
    <meta:user-defined meta:name="Info 1"/>
    <meta:user-defined meta:name="Info 2"/>
    <meta:user-defined meta:name="Info 3"/>
    <meta:user-defined meta:name="Info 4"/>
    <meta:document-statistic meta:page-count="2" meta:paragraph-count="4" meta:word-count="319" meta:character-count="2139" meta:row-count="15" meta:non-whitespace-character-count="1824"/>
  </office:meta>
</office:document-meta>
</file>